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662" officeooo:paragraph-rsid="001c36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t chec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3:00:59.598306148</meta:creation-date>
    <dc:date>2016-05-16T23:01:22.695969097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2.2$Linux_X86_64 LibreOffice_project/10m0$Build-2</meta:generator>
  </office:meta>
</office:document-meta>
</file>